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fo:font-size="18pt" officeooo:paragraph-rsid="00083105" style:font-size-asian="18pt" style:font-size-complex="18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54.75pt"/>
    </style:style>
    <style:style style:name="T3" style:family="text">
      <style:text-properties style:font-name="sans-serif" fo:font-size="30pt"/>
    </style:style>
    <style:style style:name="T4" style:family="text">
      <style:text-properties style:font-name="sans-serif" officeooo:rsid="00083105"/>
    </style:style>
    <style:style style:name="T5" style:family="text">
      <style:text-properties style:font-name="sans-serif" fo:font-weight="bold" style:font-weight-asian="bold" style:font-weight-complex="bold"/>
    </style:style>
    <style:style style:name="T6" style:family="text">
      <style:text-properties style:font-name="sans-serif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sans-seri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style:font-name="sans-serif"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style:font-name="sans-serif" fo:font-style="italic" style:font-style-asian="italic" style:font-style-complex="italic"/>
    </style:style>
    <style:style style:name="T10" style:family="text">
      <style:text-properties style:font-name="sans-serif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4" style:family="text">
      <style:text-properties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fira os sintomas da</text:span><text:bookmark text:name="page101R_mcid7"/> <text:span text:style-name="T1">Dengue:</text:span></text:p>
      <text:p text:style-name="P1"><text:bookmark text:name="page101R_mcid8"/><text:line-break/><text:span text:style-name="T1">O tempo médio do ciclo é de 5 a 6 dias, e o intervalo entre a picada e a manifestação da doença chama</text:span><text:bookmark text:name="page101R_mcid10"/><text:span text:style-name="T1">-</text:span><text:bookmark text:name="page101R_mcid11"/><text:span text:style-name="T1">se período de incubação. É só depois desse</text:span><text:bookmark text:name="page101R_mcid12"/><text:line-break/><text:span text:style-name="T1">período que os sintomas aparecem. Geralmente os sintomas se manifestam a partir do 3</text:span><text:bookmark text:name="page101R_mcid14"/><text:span text:style-name="T1">°</text:span><text:bookmark text:name="page101R_mcid15"/> <text:span text:style-name="T1">dia depois da picada do</text:span><text:span text:style-name="T4">s</text:span><text:span text:style-name="T1"> mosquitos.</text:span><text:bookmark text:name="page101R_mcid16"/><text:line-break/><text:span text:style-name="T8">Na dengue hemorrágica, o quadro clínico se agrava rapidamente, apresentando sinais de insuficiência circulatória e choque, podendo levar a</text:span><text:bookmark text:name="page101R_mcid18"/><text:span text:style-name="T14"><text:line-break/></text:span><text:span text:style-name="T8">pessoa à morte em até 24 horas.</text:span><text:span text:style-name="T10"> </text:span><text:span text:style-name="T1">De acordo com estatísticas do Ministério da</text:span><text:bookmark text:name="page101R_mcid19"/><text:line-break/><text:span text:style-name="T1">Saúde, </text:span><text:span text:style-name="T4">cerca de 5% DAS PESSOAS COM DENGUE HEMORRÁGICA MORREM</text:span><text:span text:style-name="T1">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28:07.913497588</meta:creation-date>
    <dc:date>2023-04-26T10:43:49.048679051</dc:date>
    <meta:editing-duration>PT15M43S</meta:editing-duration>
    <meta:editing-cycles>1</meta:editing-cycles>
    <meta:document-statistic meta:table-count="0" meta:image-count="0" meta:object-count="0" meta:page-count="1" meta:paragraph-count="2" meta:word-count="98" meta:character-count="574" meta:non-whitespace-character-count="477"/>
    <meta:generator>LibreOffice/7.4.5.1$Linux_X86_64 LibreOffice_project/40$Build-1</meta:generator>
  </office:meta>
</office:document-meta>
</file>